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5.31mm"/>
    </style:style>
    <style:style style:name="co2" style:family="table-column">
      <style:table-column-properties fo:break-before="auto" style:column-width="87.9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90.7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a6"/>
      <style:text-properties style:use-window-font-color="true"/>
    </style:style>
    <style:style style:name="ce3" style:family="table-cell" style:parent-style-name="Default">
      <style:table-cell-properties fo:background-color="#ffffa6"/>
    </style:style>
    <style:style style:name="ce4" style:family="table-cell" style:parent-style-name="Default" style:data-style-name="N105">
      <style:table-cell-properties fo:background-color="#dddddd"/>
      <style:text-properties fo:font-weight="bold" style:font-weight-asian="bold" style:font-weight-complex="bold"/>
    </style:style>
    <style:style style:name="ce5" style:family="table-cell" style:parent-style-name="Default" style:data-style-name="N105"/>
    <style:style style:name="ce6" style:family="table-cell" style:parent-style-name="Default" style:data-style-name="N105">
      <style:table-cell-properties fo:background-color="#ffffa6"/>
      <style:text-properties style:use-window-font-color="true" fo:font-weight="bold" style:font-weight-asian="bold" style:font-weight-complex="bold"/>
    </style:style>
    <style:style style:name="ce7" style:family="table-cell" style:parent-style-name="Default" style:data-style-name="N105">
      <style:table-cell-properties fo:background-color="#ffffa6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OLMON0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CODICE</text:p>
          </table:table-cell>
          <table:table-cell table:style-name="ce1" office:value-type="string" calcext:value-type="string">
            <text:p>VOCE</text:p>
          </table:table-cell>
          <table:table-cell table:style-name="ce4" office:value-type="string" calcext:value-type="string">
            <text:p>IMPORTO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FORMULA</text:p>
          </table:table-cell>
        </table:table-row>
        <table:table-row table:style-name="ro1">
          <table:table-cell table:style-name="ce1" office:value-type="string" calcext:value-type="string">
            <text:p>MLMN010</text:p>
          </table:table-cell>
          <table:table-cell office:value-type="string" calcext:value-type="string">
            <text:p>Ricavi</text:p>
          </table:table-cell>
          <table:table-cell office:value-type="currency" office:currency="EUR" office:value="469000" calcext:value-type="currency">
            <text:p>€ 469.00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20</text:p>
          </table:table-cell>
          <table:table-cell office:value-type="string" calcext:value-type="string">
            <text:p>+ Variazione rimanenze semilavorati e prodotti</text:p>
          </table:table-cell>
          <table:table-cell office:value-type="currency" office:currency="EUR" office:value="2300" calcext:value-type="currency">
            <text:p>€ 2.30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30</text:p>
          </table:table-cell>
          <table:table-cell office:value-type="string" calcext:value-type="string">
            <text:p>+ Incremento immobilizzazioni per lavori inerni</text:p>
          </table:table-cell>
          <table:table-cell office:value-type="currency" office:currency="EUR" office:value="0" calcext:value-type="currency">
            <text:p>€ 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40</text:p>
          </table:table-cell>
          <table:table-cell office:value-type="string" calcext:value-type="string">
            <text:p>+ Contributi in conto esercizio</text:p>
          </table:table-cell>
          <table:table-cell office:value-type="currency" office:currency="EUR" office:value="1463" calcext:value-type="currency">
            <text:p>€ 1.463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50</text:p>
          </table:table-cell>
          <table:table-cell table:style-name="ce2" office:value-type="string" calcext:value-type="string">
            <text:p>'= valore della produzione</text:p>
          </table:table-cell>
          <table:table-cell table:style-name="ce6" table:formula="of:=[.C2]+[.C3]+[.C4]+[.C5]" office:value-type="currency" office:currency="EUR" office:value="472763" calcext:value-type="currency">
            <text:p>€ 472.763,00</text:p>
          </table:table-cell>
          <table:table-cell table:style-name="ce2" office:value-type="string" calcext:value-type="string">
            <text:p>formula</text:p>
          </table:table-cell>
          <table:table-cell table:style-name="ce2" table:formula="of:=&quot;+&quot; &amp; [.A2] &amp; &quot;+&quot; &amp; [.A3] &amp; &quot;+&quot; &amp; [.A4] &amp; &quot;+&quot; &amp; [.A5]" office:value-type="string" office:string-value="+MLMN010+MLMN020+MLMN030+MLMN040" calcext:value-type="string">
            <text:p>+MLMN010+MLMN020+MLMN030+MLMN040</text:p>
          </table:table-cell>
        </table:table-row>
        <table:table-row table:style-name="ro1">
          <table:table-cell table:style-name="ce1" office:value-type="string" calcext:value-type="string">
            <text:p>MLMN060</text:p>
          </table:table-cell>
          <table:table-cell office:value-type="string" calcext:value-type="string">
            <text:p>- Acquisti</text:p>
          </table:table-cell>
          <table:table-cell office:value-type="currency" office:currency="EUR" office:value="236752" calcext:value-type="currency">
            <text:p>€ 236.752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70</text:p>
          </table:table-cell>
          <table:table-cell office:value-type="string" calcext:value-type="string">
            <text:p>- Variazione materie prime</text:p>
          </table:table-cell>
          <table:table-cell office:value-type="currency" office:currency="EUR" office:value="-227" calcext:value-type="currency">
            <text:p>-€ 227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80</text:p>
          </table:table-cell>
          <table:table-cell office:value-type="string" calcext:value-type="string">
            <text:p>- Spese per servizi e godimento beni di terzi</text:p>
          </table:table-cell>
          <table:table-cell office:value-type="currency" office:currency="EUR" office:value="113021" calcext:value-type="currency">
            <text:p>€ 113.021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090</text:p>
          </table:table-cell>
          <table:table-cell table:style-name="ce3" office:value-type="string" calcext:value-type="string">
            <text:p>VALORE AGGIUNTO</text:p>
          </table:table-cell>
          <table:table-cell table:style-name="ce7" table:formula="of:=[.C6]-[.C7]-[.C8]-[.C9]" office:value-type="currency" office:currency="EUR" office:value="123217" calcext:value-type="currency">
            <text:p>€ 123.217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6] &amp; &quot;-&quot; &amp; [.A7] &amp; &quot;-&quot; &amp; [.A8] &amp; &quot;-&quot; &amp; [.A9]" office:value-type="string" office:string-value="+MLMN050-MLMN060-MLMN070-MLMN080" calcext:value-type="string">
            <text:p>+MLMN050-MLMN060-MLMN070-MLMN080</text:p>
          </table:table-cell>
        </table:table-row>
        <table:table-row table:style-name="ro1">
          <table:table-cell table:style-name="ce1" office:value-type="string" calcext:value-type="string">
            <text:p>MLMN100</text:p>
          </table:table-cell>
          <table:table-cell office:value-type="string" calcext:value-type="string">
            <text:p>- Costo del personale</text:p>
          </table:table-cell>
          <table:table-cell office:value-type="currency" office:currency="EUR" office:value="70651" calcext:value-type="currency">
            <text:p>€ 70.651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10</text:p>
          </table:table-cell>
          <table:table-cell table:style-name="ce3" office:value-type="string" calcext:value-type="string">
            <text:p>'= MARGINE OPERATIVO LORDO (MOL / EBITDA)</text:p>
          </table:table-cell>
          <table:table-cell table:style-name="ce7" table:formula="of:=[.C10]-[.C11]" office:value-type="currency" office:currency="EUR" office:value="52566" calcext:value-type="currency">
            <text:p>€ 52.566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10] &amp; &quot;-&quot; &amp; [.A11]" office:value-type="string" office:string-value="+MLMN090-MLMN100" calcext:value-type="string">
            <text:p>+MLMN090-MLMN100</text:p>
          </table:table-cell>
        </table:table-row>
        <table:table-row table:style-name="ro1">
          <table:table-cell table:style-name="ce1" office:value-type="string" calcext:value-type="string">
            <text:p>MLMN120</text:p>
          </table:table-cell>
          <table:table-cell office:value-type="string" calcext:value-type="string">
            <text:p>- ammortamenti immobilizzazioni immateriali</text:p>
          </table:table-cell>
          <table:table-cell office:value-type="currency" office:currency="EUR" office:value="860" calcext:value-type="currency">
            <text:p>€ 86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30</text:p>
          </table:table-cell>
          <table:table-cell office:value-type="string" calcext:value-type="string">
            <text:p>- ammortamenti immobilizzazioni materiali</text:p>
          </table:table-cell>
          <table:table-cell office:value-type="currency" office:currency="EUR" office:value="9892" calcext:value-type="currency">
            <text:p>€ 9.892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40</text:p>
          </table:table-cell>
          <table:table-cell office:value-type="string" calcext:value-type="string">
            <text:p>- ammortamenti immobilizzazioni finanziarie</text:p>
          </table:table-cell>
          <table:table-cell office:value-type="currency" office:currency="EUR" office:value="0" calcext:value-type="currency">
            <text:p>€ 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50</text:p>
          </table:table-cell>
          <table:table-cell office:value-type="string" calcext:value-type="string">
            <text:p>- accantonamenti operativi</text:p>
          </table:table-cell>
          <table:table-cell office:value-type="currency" office:currency="EUR" office:value="1109" calcext:value-type="currency">
            <text:p>€ 1.109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60</text:p>
          </table:table-cell>
          <table:table-cell office:value-type="string" calcext:value-type="string">
            <text:p>+ saldo ricavi/oneri diversi</text:p>
          </table:table-cell>
          <table:table-cell office:value-type="currency" office:currency="EUR" office:value="99" calcext:value-type="currency">
            <text:p>€ 99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170</text:p>
          </table:table-cell>
          <table:table-cell table:style-name="ce3" office:value-type="string" calcext:value-type="string">
            <text:p>'= RISULTATO OPERATIVO (MON / EBIT)</text:p>
          </table:table-cell>
          <table:table-cell table:style-name="ce7" table:formula="of:=[.C12]-[.C13]-[.C14]-[.C15]-[.C16]+[.C17]" office:value-type="currency" office:currency="EUR" office:value="40804" calcext:value-type="currency">
            <text:p>€ 40.804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12] &amp; &quot;-&quot; &amp; [.A13] &amp; &quot;-&quot; &amp;  [.A15] &amp; &quot;-&quot; &amp; [.A16]  &amp; &quot;+&quot; &amp; [.A17]" office:value-type="string" office:string-value="+MLMN110-MLMN120-MLMN140-MLMN150+MLMN160" calcext:value-type="string">
            <text:p>+MLMN110-MLMN120-MLMN140-MLMN150+MLMN160</text:p>
          </table:table-cell>
        </table:table-row>
        <table:table-row table:style-name="ro1">
          <table:table-cell table:style-name="ce1" office:value-type="string" calcext:value-type="string">
            <text:p>MLMN180</text:p>
          </table:table-cell>
          <table:table-cell table:style-name="ce3" office:value-type="string" calcext:value-type="string">
            <text:p>SALDO PROVENTI/ONERI FINANZIARI</text:p>
          </table:table-cell>
          <table:table-cell table:style-name="ce7" table:formula="of:=[.C20]-[.C21]" office:value-type="currency" office:currency="EUR" office:value="9453" calcext:value-type="currency">
            <text:p>€ 9.453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 &quot;+&quot; &amp; [.A20] &amp; &quot;-&quot; &amp; [.A21]" office:value-type="string" office:string-value="+MLMN190-MLMN200" calcext:value-type="string">
            <text:p>+MLMN190-MLMN200</text:p>
          </table:table-cell>
        </table:table-row>
        <table:table-row table:style-name="ro1">
          <table:table-cell table:style-name="ce1" office:value-type="string" calcext:value-type="string">
            <text:p>MLMN190</text:p>
          </table:table-cell>
          <table:table-cell office:value-type="string" calcext:value-type="string">
            <text:p>+ proventi finanziari netti</text:p>
          </table:table-cell>
          <table:table-cell office:value-type="currency" office:currency="EUR" office:value="17805" calcext:value-type="currency">
            <text:p>€ 17.805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200</text:p>
          </table:table-cell>
          <table:table-cell office:value-type="string" calcext:value-type="string">
            <text:p>- oneri finanziari</text:p>
          </table:table-cell>
          <table:table-cell office:value-type="currency" office:currency="EUR" office:value="8352" calcext:value-type="currency">
            <text:p>€ 8.352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210</text:p>
          </table:table-cell>
          <table:table-cell table:style-name="ce3" office:value-type="string" calcext:value-type="string">
            <text:p>'= UTILE CORRENTE</text:p>
          </table:table-cell>
          <table:table-cell table:style-name="ce7" table:formula="of:=[.C18]+[.C19]" office:value-type="currency" office:currency="EUR" office:value="50257" calcext:value-type="currency">
            <text:p>€ 50.257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18] &amp; &quot;+&quot; &amp; [.A19]" office:value-type="string" office:string-value="+MLMN170+MLMN180" calcext:value-type="string">
            <text:p>+MLMN170+MLMN180</text:p>
          </table:table-cell>
        </table:table-row>
        <table:table-row table:style-name="ro1">
          <table:table-cell table:style-name="ce1" office:value-type="string" calcext:value-type="string">
            <text:p>MLMN220</text:p>
          </table:table-cell>
          <table:table-cell office:value-type="string" calcext:value-type="string">
            <text:p>- rettifiche di attività fiannziarie</text:p>
          </table:table-cell>
          <table:table-cell office:value-type="currency" office:currency="EUR" office:value="6840" calcext:value-type="currency">
            <text:p>€ 6.840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230</text:p>
          </table:table-cell>
          <table:table-cell office:value-type="string" calcext:value-type="string">
            <text:p>+ risultato della gestione straordinaria</text:p>
          </table:table-cell>
          <table:table-cell office:value-type="currency" office:currency="EUR" office:value="-13266" calcext:value-type="currency">
            <text:p>-€ 13.266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240</text:p>
          </table:table-cell>
          <table:table-cell table:style-name="ce3" office:value-type="string" calcext:value-type="string">
            <text:p>'= RISULTATO PRIMA DELLE IMPOSTE</text:p>
          </table:table-cell>
          <table:table-cell table:style-name="ce7" table:formula="of:=[.C22]-[.C23]+[.C24]" office:value-type="currency" office:currency="EUR" office:value="30151" calcext:value-type="currency">
            <text:p>€ 30.151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22]  &amp; &quot;-&quot; &amp; [.A23]  &amp; &quot;+&quot; &amp; [.A24]" office:value-type="string" office:string-value="+MLMN210-MLMN220+MLMN230" calcext:value-type="string">
            <text:p>+MLMN210-MLMN220+MLMN230</text:p>
          </table:table-cell>
        </table:table-row>
        <table:table-row table:style-name="ro1">
          <table:table-cell table:style-name="ce1" office:value-type="string" calcext:value-type="string">
            <text:p>MLMN250</text:p>
          </table:table-cell>
          <table:table-cell office:value-type="string" calcext:value-type="string">
            <text:p>- imposte sul reddito d'esercizio</text:p>
          </table:table-cell>
          <table:table-cell office:value-type="currency" office:currency="EUR" office:value="10836" calcext:value-type="currency">
            <text:p>€ 10.836,00</text:p>
          </table:table-cell>
          <table:table-cell office:value-type="string" calcext:value-type="string">
            <text:p>data</text:p>
          </table:table-cell>
          <table:table-cell/>
        </table:table-row>
        <table:table-row table:style-name="ro1">
          <table:table-cell table:style-name="ce1" office:value-type="string" calcext:value-type="string">
            <text:p>MLMN260</text:p>
          </table:table-cell>
          <table:table-cell table:style-name="ce3" office:value-type="string" calcext:value-type="string">
            <text:p>'= RISULTATO D’ESERCIZIO</text:p>
          </table:table-cell>
          <table:table-cell table:style-name="ce7" table:formula="of:=[.C25]-[.C26]" office:value-type="currency" office:currency="EUR" office:value="19315" calcext:value-type="currency">
            <text:p>€ 19.315,00</text:p>
          </table:table-cell>
          <table:table-cell table:style-name="ce3" office:value-type="string" calcext:value-type="string">
            <text:p>formula</text:p>
          </table:table-cell>
          <table:table-cell table:style-name="ce3" table:formula="of:=&quot;+&quot; &amp; [.A25] &amp; &quot;-&quot; &amp; [.A26]" office:value-type="string" office:string-value="+MLMN240-MLMN250" calcext:value-type="string">
            <text:p>+MLMN240-MLMN250</text:p>
          </table:table-cell>
        </table:table-row>
        <table:table-row table:style-name="ro1" table:number-rows-repeated="1048548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it" fo:country="IT" style:font-name-asian="DejaVu Sans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23:29:33.332065721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2T08:16:36.046316920</meta:creation-date>
    <dc:date>2020-06-05T23:30:11.871617431</dc:date>
    <meta:editing-duration>PT1H29M6S</meta:editing-duration>
    <meta:editing-cycles>4</meta:editing-cycles>
    <meta:generator>LibreOffice/6.1.5.2$Linux_X86_64 LibreOffice_project/10$Build-2</meta:generator>
    <meta:document-statistic meta:table-count="1" meta:cell-count="117" meta:object-count="0"/>
  </office:meta>
</office:document-meta>
</file>